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6.801cm" fo:min-width="8.721cm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fill="solid" draw:fill-color="#add58a" draw:textarea-horizontal-align="justify" draw:textarea-vertical-align="middle" draw:auto-grow-height="false" fo:min-height="3.56cm" fo:min-width="8.721cm"/>
    </style:style>
    <style:style style:name="gr4" style:family="graphic" style:parent-style-name="standard">
      <style:graphic-properties draw:fill="solid" draw:fill-color="#add58a" draw:textarea-horizontal-align="justify" draw:textarea-vertical-align="middle" draw:auto-grow-height="false" fo:min-height="3.189cm" fo:min-width="8.721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fill="solid" draw:fill-color="#7da7d8" draw:textarea-horizontal-align="justify" draw:textarea-vertical-align="middle" draw:auto-grow-height="false" fo:min-height="3.189cm" fo:min-width="8.721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fill="solid" draw:fill-color="#f8aa97" draw:textarea-horizontal-align="justify" draw:textarea-vertical-align="middle" draw:auto-grow-height="false" fo:min-height="3.189cm" fo:min-width="8.721cm"/>
    </style:style>
    <style:style style:name="gr9" style:family="graphic" style:parent-style-name="standard">
      <style:graphic-properties draw:stroke="none" svg:stroke-color="#000000" draw:fill="none" draw:fill-color="#ffffff" fo:min-height="0.908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add58a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7da7d8"/>
      <style:paragraph-properties fo:text-align="center"/>
    </style:style>
    <style:style style:name="P7" style:family="paragraph">
      <loext:graphic-properties draw:fill="solid" draw:fill-color="#f8aa97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21cm" svg:height="27.051cm" svg:x="10.779cm" svg:y="1.25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779cm" svg:y1="2.397cm" svg:x2="20cm" svg:y2="2.397cm">
          <text:p text:style-name="P2"><text:span text:style-name="T1">32-bit wide memory representation</text:span><text:span text:style-name="T1"><text:line-break/></text:span><text:span text:style-name="T1"/></text:p>
        </draw:line>
        <draw:custom-shape draw:style-name="gr3" draw:text-style-name="P4" draw:layer="layout" svg:width="9.221cm" svg:height="3.81cm" svg:x="10.779cm" svg:y="4.302cm">
          <text:p text:style-name="P2">Yolo Core Binary<text:line-break/><text:span text:style-name="T2">Firmware</text:span><text:span text:style-name="T2"><text:line-break/></text:span><text:span text:style-name="T2">+</text:span><text:span text:style-name="T2"><text:line-break/></text:span><text:span text:style-name="T2">Weight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221cm" svg:height="3.439cm" svg:x="10.779cm" svg:y="8.102cm">
          <text:p text:style-name="P2">Reserved Space</text:p>
          <text:p text:style-name="P2"><text:line-break/><text:span text:style-name="T2">for Yolo Application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699cm" svg:height="0.962cm" svg:x="6.207cm" svg:y="4.102cm">
          <draw:text-box>
            <text:p>START_ADDR</text:p>
          </draw:text-box>
        </draw:frame>
        <draw:frame draw:style-name="gr5" draw:text-style-name="P5" draw:layer="layout" svg:width="8.433cm" svg:height="0.962cm" svg:x="2.87cm" svg:y="10.679cm">
          <draw:text-box>
            <text:p>START_ADDR + YoloMem </text:p>
          </draw:text-box>
        </draw:frame>
        <draw:custom-shape draw:style-name="gr6" draw:text-style-name="P6" draw:layer="layout" svg:width="9.221cm" svg:height="3.439cm" svg:x="10.779cm" svg:y="13.902cm">
          <text:p text:style-name="P2">Input Image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953cm" svg:height="1.016cm" svg:x="5.953cm" svg:y="13.754cm">
          <draw:text-box>
            <text:p>IMG_IN_ADDR</text:p>
          </draw:text-box>
        </draw:frame>
        <draw:frame draw:style-name="gr7" draw:text-style-name="P5" draw:layer="layout" svg:width="8.129cm" svg:height="1.016cm" svg:x="2.778cm" svg:y="16.554cm">
          <draw:text-box>
            <text:p>IMG_IN_ADDR + img_size</text:p>
          </draw:text-box>
        </draw:frame>
        <draw:custom-shape draw:style-name="gr8" draw:text-style-name="P7" draw:layer="layout" svg:width="9.221cm" svg:height="3.439cm" svg:x="10.779cm" svg:y="19.802cm">
          <text:p text:style-name="P2">Output Image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5.588cm" svg:height="1.158cm" svg:x="5.318cm" svg:y="19.654cm">
          <draw:text-box>
            <text:p>IMG_OUT_ADDR</text:p>
          </draw:text-box>
        </draw:frame>
        <draw:frame draw:style-name="gr10" draw:text-style-name="P5" draw:layer="layout" svg:width="8.891cm" svg:height="1.143cm" svg:x="2.016cm" svg:y="22.463cm">
          <draw:text-box>
            <text:p>IMG_OUT_ADDR + img_size</text:p>
          </draw:text-box>
        </draw:frame>
        <draw:frame draw:style-name="gr5" draw:text-style-name="P8" draw:layer="layout" svg:width="9.221cm" svg:height="0.962cm" svg:x="10.779cm" svg:y="2.959cm">
          <draw:text-box>
            <text:p text:style-name="P2">- - - - - - - - - - -</text:p>
          </draw:text-box>
        </draw:frame>
        <draw:frame draw:style-name="gr5" draw:text-style-name="P8" draw:layer="layout" svg:width="9.221cm" svg:height="0.962cm" svg:x="10.78cm" svg:y="12.259cm">
          <draw:text-box>
            <text:p text:style-name="P2">- - - - - - - - - - -</text:p>
          </draw:text-box>
        </draw:frame>
        <draw:frame draw:style-name="gr5" draw:text-style-name="P8" draw:layer="layout" svg:width="9.221cm" svg:height="0.962cm" svg:x="10.781cm" svg:y="18.159cm">
          <draw:text-box>
            <text:p text:style-name="P2">- - - - - - - - - - -</text:p>
          </draw:text-box>
        </draw:frame>
        <draw:frame draw:style-name="gr5" draw:text-style-name="P8" draw:layer="layout" svg:width="9.221cm" svg:height="0.962cm" svg:x="10.782cm" svg:y="23.759cm">
          <draw:text-box>
            <text:p text:style-name="P2">- - - - - - - - - - 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4T12:00:11.596306592</meta:creation-date>
    <dc:date>2021-02-04T12:24:00.241884824</dc:date>
    <meta:editing-duration>PT12M13S</meta:editing-duration>
    <meta:editing-cycles>3</meta:editing-cycles>
    <meta:generator>LibreOffice/6.0.7.3$Linux_X86_64 LibreOffice_project/00m0$Build-3</meta:generator>
    <meta:document-statistic meta:object-count="16"/>
  </office:meta>
</office:document-meta>
</file>